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ced" officeooo:paragraph-rsid="0004dc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run the code:</text:p>
      <text:p text:style-name="P1"/>
      <text:p text:style-name="P1">python3 filename.py dataset_name.csv</text:p>
      <text:p text:style-name="P1"/>
      <text:p text:style-name="P1">(The csv file must contain the class label as the last colum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7:14:19.517225995</meta:creation-date>
    <dc:date>2018-09-03T17:15:18.026622427</dc:date>
    <meta:editing-duration>PT59S</meta:editing-duration>
    <meta:editing-cycles>1</meta:editing-cycles>
    <meta:document-statistic meta:table-count="0" meta:image-count="0" meta:object-count="0" meta:page-count="1" meta:paragraph-count="3" meta:word-count="19" meta:character-count="114" meta:non-whitespace-character-count="98"/>
    <meta:generator>LibreOffice/5.1.6.2$Linux_X86_64 LibreOffice_project/10m0$Build-2</meta:generator>
  </office:meta>
</office:document-meta>
</file>